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5cm"/>
    </style:style>
    <style:style style:name="pr7" style:family="presentation" style:parent-style-name="Master1-Layout6-titleOnly-Nur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6-titleOnly-Nur-Titel-notes">
      <style:graphic-properties draw:fill-color="#ffffff" fo:min-height="13.365cm"/>
    </style:style>
    <style:style style:name="pr9" style:family="presentation" style:parent-style-name="Master1-Layout1-title-Titelfoli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5" style:family="paragraph">
      <style:text-properties fo:font-size="20pt"/>
    </style:style>
    <style:style style:name="P6" style:family="paragraph">
      <style:paragraph-properties fo:margin-left="0.762cm" fo:margin-right="0cm" fo:line-height="100%" fo:text-align="start" fo:text-indent="-0.762cm" style:punctuation-wrap="hanging" style:writing-mode="lr-tb">
        <style:tab-stops/>
      </style:paragraph-properties>
    </style:style>
    <style:style style:name="T1" style:family="text">
      <style:text-properties fo:color="#424456" style:text-line-through-style="none" style:text-position="0% 100%" fo:font-family="'Century Schoolbook'" fo:font-size="3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424456" style:text-line-through-style="none" style:text-position="0% 100%" fo:font-family="Calibri" style:font-family-generic="swiss" style:font-pitch="variable" fo:font-size="2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Calibri" style:font-family-generic-complex="swiss" style:font-pitch-complex="variable" style:font-size-complex="20pt" style:font-style-complex="normal" style:font-weight-complex="bold"/>
    </style:style>
    <style:style style:name="T3" style:family="text">
      <style:text-properties fo:color="#424456" style:text-line-through-style="none" style:text-position="0% 100%" fo:font-family="'Century Schoolbook'" fo:font-size="3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min-label-width="0.762cm"/>
        <style:text-properties fo:font-family="Wingdings" style:font-charset="x-symbol" fo:color="#53548a" fo:font-size="70%"/>
      </text:list-level-style-bullet>
      <text:list-level-style-bullet text:level="2" text:bullet-char="">
        <style:list-level-properties text:space-before="1.016cm" text:min-label-width="0.762cm"/>
        <style:text-properties fo:font-family="Wingdings" style:font-charset="x-symbol" fo:color="#53548a" fo:font-size="70%"/>
      </text:list-level-style-bullet>
      <text:list-level-style-bullet text:level="3" text:bullet-char="">
        <style:list-level-properties text:space-before="1.778cm" text:min-label-width="0.762cm"/>
        <style:text-properties fo:font-family="Wingdings" style:font-charset="x-symbol" fo:color="#53548a" fo:font-size="70%"/>
      </text:list-level-style-bullet>
      <text:list-level-style-bullet text:level="4" text:bullet-char="">
        <style:list-level-properties text:space-before="2.54cm" text:min-label-width="0.762cm"/>
        <style:text-properties fo:font-family="Wingdings" style:font-charset="x-symbol" fo:color="#53548a" fo:font-size="70%"/>
      </text:list-level-style-bullet>
      <text:list-level-style-bullet text:level="5" text:bullet-char="">
        <style:list-level-properties text:space-before="3.302cm" text:min-label-width="0.762cm"/>
        <style:text-properties fo:font-family="Wingdings" style:font-charset="x-symbol" fo:color="#53548a" fo:font-size="70%"/>
      </text:list-level-style-bullet>
      <text:list-level-style-bullet text:level="6" text:bullet-char="">
        <style:list-level-properties text:space-before="4.064cm" text:min-label-width="0.762cm"/>
        <style:text-properties fo:font-family="Wingdings" style:font-charset="x-symbol" fo:color="#53548a" fo:font-size="70%"/>
      </text:list-level-style-bullet>
      <text:list-level-style-bullet text:level="7" text:bullet-char="">
        <style:list-level-properties text:space-before="4.826cm" text:min-label-width="0.762cm"/>
        <style:text-properties fo:font-family="Wingdings" style:font-charset="x-symbol" fo:color="#53548a" fo:font-size="70%"/>
      </text:list-level-style-bullet>
      <text:list-level-style-bullet text:level="8" text:bullet-char="">
        <style:list-level-properties text:space-before="5.588cm" text:min-label-width="0.762cm"/>
        <style:text-properties fo:font-family="Wingdings" style:font-charset="x-symbol" fo:color="#53548a" fo:font-size="70%"/>
      </text:list-level-style-bullet>
      <text:list-level-style-bullet text:level="9" text:bullet-char="">
        <style:list-level-properties text:space-before="6.35cm" text:min-label-width="0.762cm"/>
        <style:text-properties fo:font-family="Wingdings" style:font-charset="x-symbol" fo:color="#53548a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17.145cm" svg:height="5.262cm" svg:x="6.35cm" svg:y="8.678cm" presentation:class="title">
          <draw:text-box>
            <text:p text:style-name="P1"><text:span text:style-name="T1">Analyse</text:span></text:p>
          </draw:text-box>
        </draw:frame>
        <draw:frame draw:name="Untertitel 2" presentation:style-name="pr2" draw:text-style-name="P2" draw:layer="layout" svg:width="17.145cm" svg:height="3.81cm" svg:x="6.35cm" svg:y="13.898cm" presentation:class="subtitle">
          <draw:text-box>
            <text:p text:style-name="P3"><text:span text:style-name="T2">Projekt Space-Fig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Agenda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Stand Projekt </text:span></text:p>
              </text:list-item>
              <text:list-item>
                <text:p text:style-name="P4"><text:span text:style-name="T4">Konkretere Idee</text:span></text:p>
              </text:list-item>
              <text:list-item>
                <text:p text:style-name="P4"><text:span text:style-name="T4">Domänen-Modell</text:span></text:p>
              </text:list-item>
              <text:list-item>
                <text:p text:style-name="P4"><text:span text:style-name="T4">Spezielle Use Cases</text:span></text:p>
              </text:list-item>
              <text:list-item>
                <text:p text:style-name="P4"><text:span text:style-name="T4">Technisches</text:span></text:p>
              </text:list-item>
              <text:list-item>
                <text:p text:style-name="P4"><text:span text:style-name="T4">Prototyp</text:span></text:p>
              </text:list-item>
              <text:list-item>
                <text:p text:style-name="P4"><text:span text:style-name="T4">Fragen</text:span></text:p>
              </text:list-item>
              <text:list-item>
                <text:p text:style-name="P4"><text:span text:style-name="T4">//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Domänenmodell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Usefull? (bzw. Who cares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Spezielle Use Cases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To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Momentander Implementationsstand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p text:style-name="P4"><text:span text:style-name="T4"/></text:p>
            <text:list text:style-name="L3">
              <text:list-item>
                <text:p text:style-name="P4"><text:span text:style-name="T4">LibGDX</text:span></text:p>
                <text:list>
                  <text:list-item>
                    <text:p text:style-name="P6"><text:span text:style-name="T4">Erste Tests positiv (Menu, Kollisionen, Performance)</text:span></text:p>
                  </text:list-item>
                </text:list>
              </text:list-item>
              <text:list-item>
                <text:p text:style-name="P4"><text:span text:style-name="T4">Erster Prototyp</text:span></text:p>
                <text:list>
                  <text:list-item>
                    <text:p text:style-name="P6"><text:span text:style-name="T4">Hauptschiff steuerbar</text:span></text:p>
                  </text:list-item>
                  <text:list-item>
                    <text:p text:style-name="P6"><text:span text:style-name="T4">Erster Gegner (Gruppe) vorhan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Technisches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LibGdx</text:span></text:p>
                <text:list>
                  <text:list-item>
                    <text:p text:style-name="P6"><text:span text:style-name="T4">Textures und Vectoren</text:span></text:p>
                  </text:list-item>
                  <text:list-item>
                    <text:p text:style-name="P6"><text:span text:style-name="T4">Sound Manager</text:span></text:p>
                  </text:list-item>
                </text:list>
              </text:list-item>
              <text:list-item>
                <text:p text:style-name="P6"><text:span text:style-name="T4">Architektur</text:span></text:p>
                <text:list>
                  <text:list-item>
                    <text:p text:style-name="P6"><text:span text:style-name="T4">MVC</text:span></text:p>
                  </text:list-item>
                  <text:list-item>
                    <text:p text:style-name="P6"><text:span text:style-name="T4">Screen</text:span></text:p>
                  </text:list-item>
                  <text:list-item>
                    <text:p text:style-name="P6"><text:span text:style-name="T4">Rende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Konkretere Ideen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Todo</text:span></text:p>
              </text:list-item>
              <text:list-item>
                <text:p text:style-name="P4"><text:span text:style-name="T4">Highscore approach?</text:span></text:p>
              </text:list-item>
              <text:list-item>
                <text:p text:style-name="P6"><text:span text:style-name="T4">Evtl Gegner ideen</text:span></text:p>
              </text:list-item>
              <text:list-item>
                <text:p text:style-name="P6"><text:span text:style-name="T4">Gamef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6-titleOnly-Nur-Titel" presentation:presentation-page-layout-name="AL3T12">
        <draw:frame draw:name="Titel 6" presentation:style-name="pr7" draw:text-style-name="P2" draw:layer="layout" svg:width="20.743cm" svg:height="3.175cm" svg:x="1.27cm" svg:y="0.763cm" presentation:class="title">
          <draw:text-box>
            <text:p text:style-name="P1"><text:span text:style-name="T3">Fragen</text:span></text:p>
          </draw:text-box>
        </draw:frame>
        <draw:frame draw:name="Picture 3" draw:style-name="gr2" draw:layer="layout" svg:width="12.81cm" svg:height="7.078cm" svg:x="6.295cm" svg:y="7.447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elfolie" presentation:presentation-page-layout-name="AL1T33">
        <draw:frame draw:name="Titel 10" presentation:style-name="pr1" draw:text-style-name="P2" draw:layer="layout" svg:width="17.145cm" svg:height="5.262cm" svg:x="6.35cm" svg:y="8.678cm" presentation:class="title">
          <draw:text-box>
            <text:p text:style-name="P1"><text:span text:style-name="T1">Vielen Dank</text:span></text:p>
          </draw:text-box>
        </draw:frame>
        <draw:frame draw:name="Untertitel 11" presentation:style-name="pr2" draw:text-style-name="P2" draw:layer="layout" svg:width="17.145cm" svg:height="3.81cm" svg:x="6.35cm" svg:y="13.898cm" presentation:class="subtitle">
          <draw:text-box>
            <text:p text:style-name="P3"><text:span text:style-name="T2">Für di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b3b64" draw:fill-color="#53548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Nereus-background" style:family="presentation">
      <style:graphic-properties draw:stroke="none" draw:fill="solid" draw:fill-color="#ffffff"/>
      <style:text-properties style:letter-kerning="true"/>
    </style:style>
    <style:style style:name="Master1-Nere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ere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Nereus-outline1" style:family="presentation">
      <style:graphic-properties draw:stroke="none" draw:fill="none" draw:auto-grow-height="false" draw:fit-to-size="shrink-to-fit">
        <text:list-style style:name="Master1-Nere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ereus-outline2" style:family="presentation" style:parent-style-name="Master1-Nereus-outline1">
      <style:paragraph-properties fo:margin-top="0cm" fo:margin-bottom="0.4cm"/>
      <style:text-properties fo:font-size="28pt" style:font-size-asian="28pt" style:font-size-complex="28pt"/>
    </style:style>
    <style:style style:name="Master1-Nereus-outline3" style:family="presentation" style:parent-style-name="Master1-Nereus-outline2">
      <style:paragraph-properties fo:margin-top="0cm" fo:margin-bottom="0.3cm"/>
      <style:text-properties fo:font-size="24pt" style:font-size-asian="24pt" style:font-size-complex="24pt"/>
    </style:style>
    <style:style style:name="Master1-Nereus-outline4" style:family="presentation" style:parent-style-name="Master1-Nereus-outline3">
      <style:paragraph-properties fo:margin-top="0cm" fo:margin-bottom="0.2cm"/>
      <style:text-properties fo:font-size="20pt" style:font-size-asian="20pt" style:font-size-complex="20pt"/>
    </style:style>
    <style:style style:name="Master1-Nereus-outline5" style:family="presentation" style:parent-style-name="Master1-Nereus-outline4">
      <style:paragraph-properties fo:margin-top="0cm" fo:margin-bottom="0.1cm"/>
      <style:text-properties fo:font-size="20pt" style:font-size-asian="20pt" style:font-size-complex="20pt"/>
    </style:style>
    <style:style style:name="Master1-Nereus-outline6" style:family="presentation" style:parent-style-name="Master1-Nereus-outline5">
      <style:paragraph-properties fo:margin-top="0cm" fo:margin-bottom="0.1cm"/>
      <style:text-properties fo:font-size="20pt" style:font-size-asian="20pt" style:font-size-complex="20pt"/>
    </style:style>
    <style:style style:name="Master1-Nereus-outline7" style:family="presentation" style:parent-style-name="Master1-Nereus-outline6">
      <style:paragraph-properties fo:margin-top="0cm" fo:margin-bottom="0.1cm"/>
      <style:text-properties fo:font-size="20pt" style:font-size-asian="20pt" style:font-size-complex="20pt"/>
    </style:style>
    <style:style style:name="Master1-Nereus-outline8" style:family="presentation" style:parent-style-name="Master1-Nereus-outline7">
      <style:paragraph-properties fo:margin-top="0cm" fo:margin-bottom="0.1cm"/>
      <style:text-properties fo:font-size="20pt" style:font-size-asian="20pt" style:font-size-complex="20pt"/>
    </style:style>
    <style:style style:name="Master1-Nereus-outline9" style:family="presentation" style:parent-style-name="Master1-Nereus-outline8">
      <style:paragraph-properties fo:margin-top="0cm" fo:margin-bottom="0.1cm"/>
      <style:text-properties fo:font-size="20pt" style:font-size-asian="20pt" style:font-size-complex="20pt"/>
    </style:style>
    <style:style style:name="Master1-Nereus-subtitle" style:family="presentation">
      <style:graphic-properties draw:stroke="none" draw:fill="none" draw:textarea-vertical-align="middle">
        <text:list-style style:name="Master1-Nere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ereus-title" style:family="presentation">
      <style:graphic-properties draw:stroke="none" draw:fill="none" draw:textarea-vertical-align="middle">
        <text:list-style style:name="Master1-Nere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424456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2445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b3b3c4" svg:stroke-opacity="9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b3b3c4" draw:opacity="87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53548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b3b3c4" draw:opacity="54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d1d1da" draw:opacity="36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solid" draw:fill-color="#d1d1da" draw:opacity="7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solid" draw:fill-color="#e9e9ed" draw:opacity="7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b3b3c4" svg:stroke-opacity="7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9e9ed" svg:stroke-opacity="8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b3b3c4" svg:stroke-opacity="82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draw:fill="solid" draw:fill-color="#b3b3c4" draw:opacity="5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106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solid" svg:stroke-width="0.035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draw:fill="solid" draw:fill-color="#b3b3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Nereu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Nereu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Nere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Nere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Nere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Nere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outline1">
      <style:graphic-properties draw:stroke="none" draw:fill="solid" draw:fill-color="#53548a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solid" draw:fill-color="#dedede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3.302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4.06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353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035cm" fo:margin-bottom="0.141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T1" style:family="text">
      <style:text-properties fo:color="#424456" style:text-line-through-style="none" style:text-position="0% 100%" fo:font-family="'Century Schoolbook'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swiss" style:font-pitch="variable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family-complex="Calibri" style:font-family-generic-complex="swiss" style:font-pitch-complex="variable" style:font-size-complex="21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alibri" style:font-family-generic-complex="swiss" style:font-pitch-complex="variable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/>
    </style:style>
    <style:style style:name="MT6" style:family="text">
      <style:text-properties fo:color="#424456" style:text-line-through-style="none" style:text-position="0% 100%" fo:font-family="'Century Schoolbook'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Century Schoolbook'" fo:font-size="14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color="#424456" style:text-line-through-style="none" style:text-position="0% 100%" fo:font-family="'Century Schoolbook'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color="#424456" style:text-line-through-style="none" style:text-position="0% 100%" fo:font-family="Calibri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Calibri" style:font-family-generic-complex="swiss" style:font-pitch-complex="variable" style:font-size-complex="20pt" style:font-style-complex="normal" style:font-weight-complex="bold"/>
    </style:style>
    <style:style style:name="MT10" style:family="text">
      <style:text-properties fo:color="#dedede" style:text-line-through-style="none" style:text-position="0% 100%" fo:font-family="'Century Schoolbook'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11" style:family="text">
      <style:text-properties fo:color="#dedede" style:text-line-through-style="none" style:text-position="0% 100%" fo:font-family="Calibri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Calibri" style:font-family-generic-complex="swiss" style:font-pitch-complex="variable" style:font-size-complex="20pt" style:font-style-complex="normal" style:font-weight-complex="bold"/>
    </style:style>
    <style:style style:name="MT12" style:family="text">
      <style:text-properties fo:color="#dedede" style:text-line-through-style="none" style:text-position="0% 100%" fo:font-family="'Century Schoolbook'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Calibri" style:font-family-generic-complex="swiss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'Lucida Sans'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Lucida Sans'" style:font-family-generic="swiss" style:font-pitch="variable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family-complex="Calibri" style:font-family-generic-complex="swiss" style:font-pitch-complex="variable" style:font-size-complex="21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'Lucida Sans'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Calibri" style:font-family-generic-complex="swiss" style:font-pitch-complex="variable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Lucida Sans'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Calibri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Calibri" style:font-family-generic-complex="swiss" style:font-pitch-complex="variable" style:font-size-complex="20pt" style:font-style-complex="normal" style:font-weight-complex="bold"/>
    </style:style>
    <style:style style:name="MT19" style:family="text">
      <style:text-properties fo:color="#424456" style:text-line-through-style="none" style:text-position="0% 100%" fo:font-family="'Century Schoolbook'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Calibri" style:font-family-generic-complex="swiss" style:font-pitch-complex="variable" style:font-size-complex="12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Calibri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Calibri" style:font-family-generic-complex="swiss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">
        <style:list-level-properties text:min-label-width="0.762cm"/>
        <style:text-properties fo:font-family="Wingdings" style:font-charset="x-symbol" fo:color="#53548a" fo:font-size="70%"/>
      </text:list-level-style-bullet>
      <text:list-level-style-bullet text:level="2" text:bullet-char="">
        <style:list-level-properties text:space-before="1.016cm" text:min-label-width="0.762cm"/>
        <style:text-properties fo:font-family="Wingdings" style:font-charset="x-symbol" fo:color="#53548a" fo:font-size="70%"/>
      </text:list-level-style-bullet>
      <text:list-level-style-bullet text:level="3" text:bullet-char="">
        <style:list-level-properties text:space-before="1.778cm" text:min-label-width="0.762cm"/>
        <style:text-properties fo:font-family="Wingdings" style:font-charset="x-symbol" fo:color="#53548a" fo:font-size="70%"/>
      </text:list-level-style-bullet>
      <text:list-level-style-bullet text:level="4" text:bullet-char="">
        <style:list-level-properties text:space-before="2.54cm" text:min-label-width="0.762cm"/>
        <style:text-properties fo:font-family="Wingdings" style:font-charset="x-symbol" fo:color="#53548a" fo:font-size="70%"/>
      </text:list-level-style-bullet>
      <text:list-level-style-bullet text:level="5" text:bullet-char="">
        <style:list-level-properties text:space-before="3.302cm" text:min-label-width="0.762cm"/>
        <style:text-properties fo:font-family="Wingdings" style:font-charset="x-symbol" fo:color="#53548a" fo:font-size="70%"/>
      </text:list-level-style-bullet>
      <text:list-level-style-bullet text:level="6" text:bullet-char="">
        <style:list-level-properties text:space-before="4.064cm" text:min-label-width="0.762cm"/>
        <style:text-properties fo:font-family="Wingdings" style:font-charset="x-symbol" fo:color="#53548a" fo:font-size="70%"/>
      </text:list-level-style-bullet>
      <text:list-level-style-bullet text:level="7" text:bullet-char="">
        <style:list-level-properties text:space-before="4.826cm" text:min-label-width="0.762cm"/>
        <style:text-properties fo:font-family="Wingdings" style:font-charset="x-symbol" fo:color="#53548a" fo:font-size="70%"/>
      </text:list-level-style-bullet>
      <text:list-level-style-bullet text:level="8" text:bullet-char="">
        <style:list-level-properties text:space-before="5.588cm" text:min-label-width="0.762cm"/>
        <style:text-properties fo:font-family="Wingdings" style:font-charset="x-symbol" fo:color="#53548a" fo:font-size="70%"/>
      </text:list-level-style-bullet>
      <text:list-level-style-bullet text:level="9" text:bullet-char="">
        <style:list-level-properties text:space-before="6.35cm" text:min-label-width="0.762cm"/>
        <style:text-properties fo:font-family="Wingdings" style:font-charset="x-symbol" fo:color="#53548a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min-label-width="0.762cm"/>
        <style:text-properties fo:font-family="'Wingdings 2'" style:font-charset="x-symbol" fo:color="#53548a" fo:font-size="80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53548a" fo:font-size="80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53548a" fo:font-size="80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53548a" fo:font-size="80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53548a" fo:font-size="80%"/>
      </text:list-level-style-bullet>
      <text:list-level-style-bullet text:level="6" text:bullet-char="">
        <style:list-level-properties text:space-before="4.064cm" text:min-label-width="0.762cm"/>
        <style:text-properties fo:font-family="'Wingdings 2'" style:font-charset="x-symbol" fo:color="#53548a" fo:font-size="80%"/>
      </text:list-level-style-bullet>
      <text:list-level-style-bullet text:level="7" text:bullet-char="">
        <style:list-level-properties text:space-before="4.826cm" text:min-label-width="0.762cm"/>
        <style:text-properties fo:font-family="'Wingdings 2'" style:font-charset="x-symbol" fo:color="#53548a" fo:font-size="80%"/>
      </text:list-level-style-bullet>
      <text:list-level-style-bullet text:level="8" text:bullet-char="">
        <style:list-level-properties text:space-before="5.588cm" text:min-label-width="0.762cm"/>
        <style:text-properties fo:font-family="'Wingdings 2'" style:font-charset="x-symbol" fo:color="#53548a" fo:font-size="80%"/>
      </text:list-level-style-bullet>
      <text:list-level-style-bullet text:level="9" text:bullet-char="">
        <style:list-level-properties text:space-before="6.35cm" text:min-label-width="0.762cm"/>
        <style:text-properties fo:font-family="'Wingdings 2'" style:font-charset="x-symbol" fo:color="#53548a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254cm" text:min-label-width="0.508cm"/>
        <style:text-properties fo:font-family="Wingdings" style:font-charset="x-symbol" fo:color="#484979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484979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484979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484979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484979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484979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484979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484979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484979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254cm" text:min-label-width="0.508cm"/>
        <style:text-properties fo:font-family="Wingdings" style:font-charset="x-symbol" fo:color="#b3b3c4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b3b3c4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b3b3c4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b3b3c4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b3b3c4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b3b3c4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b3b3c4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b3b3c4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b3b3c4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54cm" text:min-label-width="0.508cm"/>
        <style:text-properties fo:font-family="'Wingdings 2'" style:font-charset="x-symbol" fo:color="#b0c0c3" fo:font-size="68%"/>
      </text:list-level-style-bullet>
      <text:list-level-style-bullet text:level="2" text:bullet-char="">
        <style:list-level-properties text:space-before="1.27cm" text:min-label-width="0.508cm"/>
        <style:text-properties fo:font-family="'Wingdings 2'" style:font-charset="x-symbol" fo:color="#b0c0c3" fo:font-size="68%"/>
      </text:list-level-style-bullet>
      <text:list-level-style-bullet text:level="3" text:bullet-char="">
        <style:list-level-properties text:space-before="2.032cm" text:min-label-width="0.508cm"/>
        <style:text-properties fo:font-family="'Wingdings 2'" style:font-charset="x-symbol" fo:color="#b0c0c3" fo:font-size="68%"/>
      </text:list-level-style-bullet>
      <text:list-level-style-bullet text:level="4" text:bullet-char="">
        <style:list-level-properties text:space-before="2.794cm" text:min-label-width="0.508cm"/>
        <style:text-properties fo:font-family="'Wingdings 2'" style:font-charset="x-symbol" fo:color="#b0c0c3" fo:font-size="68%"/>
      </text:list-level-style-bullet>
      <text:list-level-style-bullet text:level="5" text:bullet-char="">
        <style:list-level-properties text:space-before="3.556cm" text:min-label-width="0.508cm"/>
        <style:text-properties fo:font-family="'Wingdings 2'" style:font-charset="x-symbol" fo:color="#b0c0c3" fo:font-size="68%"/>
      </text:list-level-style-bullet>
      <text:list-level-style-bullet text:level="6" text:bullet-char="">
        <style:list-level-properties text:space-before="4.318cm" text:min-label-width="0.508cm"/>
        <style:text-properties fo:font-family="'Wingdings 2'" style:font-charset="x-symbol" fo:color="#b0c0c3" fo:font-size="68%"/>
      </text:list-level-style-bullet>
      <text:list-level-style-bullet text:level="7" text:bullet-char="">
        <style:list-level-properties text:space-before="5.08cm" text:min-label-width="0.508cm"/>
        <style:text-properties fo:font-family="'Wingdings 2'" style:font-charset="x-symbol" fo:color="#b0c0c3" fo:font-size="68%"/>
      </text:list-level-style-bullet>
      <text:list-level-style-bullet text:level="8" text:bullet-char="">
        <style:list-level-properties text:space-before="5.842cm" text:min-label-width="0.508cm"/>
        <style:text-properties fo:font-family="'Wingdings 2'" style:font-charset="x-symbol" fo:color="#b0c0c3" fo:font-size="68%"/>
      </text:list-level-style-bullet>
      <text:list-level-style-bullet text:level="9" text:bullet-char="">
        <style:list-level-properties text:space-before="6.604cm" text:min-label-width="0.508cm"/>
        <style:text-properties fo:font-family="'Wingdings 2'" style:font-charset="x-symbol" fo:color="#b0c0c3" fo:font-size="6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302cm"/>
        <style:text-properties style:use-window-font-color="true" fo:font-size="45%"/>
      </text:list-level-style-number>
      <text:list-level-style-number text:level="5" style:num-format="">
        <style:list-level-properties text:space-before="4.064cm"/>
        <style:text-properties style:use-window-font-color="true" fo:font-size="45%"/>
      </text:list-level-style-number>
      <text:list-level-style-number text:level="6" style:num-format="">
        <style:list-level-properties text:space-before="4.826cm"/>
        <style:text-properties style:use-window-font-color="true" fo:font-size="45%"/>
      </text:list-level-style-number>
      <text:list-level-style-number text:level="7" style:num-format="">
        <style:list-level-properties text:space-before="5.58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11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Nereus" style:page-layout-name="PM1" draw:style-name="Mdp1">
      <draw:custom-shape draw:name="Gerade Verbindung 15" draw:style-name="Mgr3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platzhalter 21" presentation:style-name="Mpr1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Textplatzhalter 12" presentation:style-name="Mpr2" draw:text-style-name="MP3" draw:layer="backgroundobjects" svg:width="20.743cm" svg:height="13.538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3" presentation:style-name="Mpr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2" presentation:style-name="Mpr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custom-shape draw:name="Gerade Verbindung 6" draw:style-name="Mgr4" draw:text-style-name="MP3" draw:layer="backgroundobjects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Foliennummernplatzhalter 22" presentation:style-name="Mpr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Nereus-title" draw:layer="backgroundobjects" svg:width="14.848cm" svg:height="11.136cm" svg:x="3.075cm" svg:y="2.257cm" presentation:class="page"/>
        <draw:frame presentation:style-name="Master1-Nere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7" presentation:style-name="Mpr7" draw:text-style-name="MP3" draw:layer="backgroundobjects" svg:width="17.145cm" svg:height="5.262cm" svg:x="6.35cm" svg:y="8.678cm" presentation:class="title">
        <draw:text-box>
          <text:p text:style-name="MP4"><text:span text:style-name="MT8">Titelmasterformat durch Klicken bearbeiten</text:span></text:p>
        </draw:text-box>
      </draw:frame>
      <draw:frame draw:name="Untertitel 8" presentation:style-name="Mpr8" draw:text-style-name="MP3" draw:layer="backgroundobjects" svg:width="17.145cm" svg:height="3.81cm" svg:x="6.35cm" svg:y="13.898cm" presentation:class="subtitle">
        <draw:text-box>
          <text:p text:style-name="MP12"><text:span text:style-name="MT9">Formatvorlage des Untertitelmasters durch Klicken bearbeiten</text:span></text:p>
        </draw:text-box>
      </draw:frame>
      <draw:frame draw:name="Datumsplatzhalter 27" presentation:style-name="Mpr9" draw:text-style-name="MP3" draw:layer="backgroundobjects" svg:width="6.35cm" svg:height="1.058cm" draw:transform="rotate (-1.5707963267949) translate (25.273cm 0.616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16" presentation:style-name="Mpr9" draw:text-style-name="MP3" draw:layer="backgroundobjects" svg:width="10.16cm" svg:height="1.067cm" draw:transform="rotate (-1.5707963267949) translate (25.273cm 7.069cm)" presentation:class="footer">
        <draw:text-box>
          <text:p/>
        </draw:text-box>
      </draw:frame>
      <draw:custom-shape draw:name="Rechteck 9" draw:style-name="Mgr9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hteck 11" draw:style-name="Mgr10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hteck 13" draw:style-name="Mgr11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hteck 18" draw:style-name="Mgr12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13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7" draw:style-name="Mgr14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9" draw:style-name="Mgr4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15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16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21" draw:style-name="Mgr4" draw:text-style-name="MP3" draw:layer="backgroundobjects" svg:width="0.001cm" svg:height="19.05cm" svg:x="25.31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26" draw:style-name="Mgr17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20" draw:style-name="Mgr8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2" draw:style-name="Mgr8" draw:text-style-name="MP3" draw:layer="backgroundobjects" svg:width="1.782cm" svg:height="1.782cm" svg:x="3.638cm" svg:y="13.51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3" draw:style-name="Mgr8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5" draw:style-name="Mgr8" draw:text-style-name="MP3" draw:layer="backgroundobjects" svg:width="0.762cm" svg:height="0.762cm" svg:x="4.623cm" svg:y="16.07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4" draw:style-name="Mgr8" draw:text-style-name="MP3" draw:layer="backgroundobjects" svg:width="1.016cm" svg:height="1.016cm" svg:x="5.292cm" svg:y="12.48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Foliennummernplatzhalter 28" presentation:style-name="Mpr10" draw:text-style-name="MP3" draw:layer="backgroundobjects" svg:width="1.693cm" svg:height="1.438cm" svg:x="3.682cm" svg:y="13.691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1">
      <draw:custom-shape draw:name="Gerade Verbindung 10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1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2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3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4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5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13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Inhaltsplatzhalter 7" presentation:style-name="Mpr14" draw:text-style-name="MP3" draw:layer="backgroundobjects" svg:width="20.743cm" svg:height="13.538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Datumsplatzhalter 6" presentation:style-name="Mpr15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oliennummernplatzhalter 8" presentation:style-name="Mpr16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9" presentation:style-name="Mpr15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2">
      <draw:frame draw:name="Titel 1" presentation:style-name="Mpr19" draw:text-style-name="MP3" draw:layer="backgroundobjects" svg:width="17.145cm" svg:height="5.704cm" svg:x="6.35cm" svg:y="8.043cm" presentation:class="title">
        <draw:text-box>
          <text:p text:style-name="MP4"><text:span text:style-name="MT10">Titelmasterformat durch Klicken bearbeiten</text:span></text:p>
        </draw:text-box>
      </draw:frame>
      <draw:frame draw:name="Textplatzhalter 2" presentation:style-name="Mpr20" draw:text-style-name="MP3" draw:layer="backgroundobjects" svg:width="17.145cm" svg:height="3.81cm" svg:x="6.35cm" svg:y="13.917cm" presentation:class="outline">
        <draw:text-box>
          <text:list text:style-name="ML10">
            <text:list-item>
              <text:p text:style-name="MP12"><text:span text:style-name="MT11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35cm" svg:height="1.058cm" draw:transform="rotate (-1.5707963267949) translate (25.269cm 0.605cm)" presentation:class="date-time">
        <draw:text-box>
          <text:p text:style-name="MP10"><text:span text:style-name="MT12"><text:date style:data-style-name="D4" text:date-value="2012-10-22">22.10.2012</text:date></text:span></text:p>
        </draw:text-box>
      </draw:frame>
      <draw:frame draw:name="Fußzeilenplatzhalter 4" presentation:style-name="Mpr21" draw:text-style-name="MP3" draw:layer="backgroundobjects" svg:width="10.16cm" svg:height="1.067cm" draw:transform="rotate (-1.5707963267949) translate (25.273cm 7.061cm)" presentation:class="footer">
        <draw:text-box>
          <text:p/>
        </draw:text-box>
      </draw:frame>
      <draw:custom-shape draw:name="Rechteck 8" draw:style-name="Mgr9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hteck 9" draw:style-name="Mgr10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hteck 10" draw:style-name="Mgr11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hteck 11" draw:style-name="Mgr12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13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3" draw:style-name="Mgr14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4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15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6" draw:style-name="Mgr16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7" draw:style-name="Mgr17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18" draw:style-name="Mgr8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19" draw:style-name="Mgr8" draw:text-style-name="MP3" draw:layer="backgroundobjects" svg:width="1.782cm" svg:height="1.782cm" svg:x="3.68cm" svg:y="13.51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0" draw:style-name="Mgr8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1" draw:style-name="Mgr8" draw:text-style-name="MP3" draw:layer="backgroundobjects" svg:width="0.762cm" svg:height="0.762cm" svg:x="4.623cm" svg:y="16.08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2" draw:style-name="Mgr8" draw:text-style-name="MP3" draw:layer="backgroundobjects" svg:width="1.016cm" svg:height="1.016cm" svg:x="5.22cm" svg:y="12.4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Gerade Verbindung 25" draw:style-name="Mgr4" draw:text-style-name="MP3" draw:layer="backgroundobjects" svg:width="0.001cm" svg:height="19.05cm" svg:x="25.27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liennummernplatzhalter 5" presentation:style-name="Mpr22" draw:text-style-name="MP3" draw:layer="backgroundobjects" svg:width="1.693cm" svg:height="1.438cm" svg:x="3.724cm" svg:y="13.691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1">
      <draw:custom-shape draw:name="Gerade Verbindung 7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9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1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2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3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4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25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4" presentation:style-name="Mpr26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5" presentation:style-name="Mpr26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6" presentation:style-name="Mpr27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Inhaltsplatzhalter 8" presentation:style-name="Mpr28" draw:text-style-name="MP3" draw:layer="backgroundobjects" svg:width="10.16cm" svg:height="12.7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13">Zweite Ebene</text:span><text:span text:style-name="MT1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Inhaltsplatzhalter 10" presentation:style-name="Mpr28" draw:text-style-name="MP3" draw:layer="backgroundobjects" svg:width="10.16cm" svg:height="12.7cm" svg:x="11.862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13">Zweite Ebene</text:span><text:span text:style-name="MT1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custom-shape draw:name="Gerade Verbindung 9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6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7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8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31" draw:text-style-name="MP3" draw:layer="backgroundobjects" svg:width="20.955cm" svg:height="3.175cm" svg:x="1.27cm" svg:y="0.758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6" presentation:style-name="Mpr32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7" presentation:style-name="Mpr32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8" presentation:style-name="Mpr33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Inhaltsplatzhalter 10" presentation:style-name="Mpr34" draw:text-style-name="MP3" draw:layer="backgroundobjects" svg:width="10.16cm" svg:height="10.795cm" svg:x="1.27cm" svg:y="6.562cm" presentation:class="title">
        <draw:text-box>
          <text:list text:style-name="ML3">
            <text:list-item>
              <text:p text:style-name="MP5"><text:span text:style-name="MT14">Textmasterformat bearbeiten</text:span><text:span text:style-name="MT14"><text:line-break/></text:span><text:span text:style-name="MT15">Zweite Ebene</text:span><text:span text:style-name="MT15"><text:line-break/></text:span><text:span text:style-name="MT16">Dritte Ebene</text:span><text:span text:style-name="MT16"><text:line-break/></text:span><text:span text:style-name="MT16">Vierte Ebene</text:span><text:span text:style-name="MT16"><text:line-break/></text:span><text:span text:style-name="MT17">Fünfte Ebene</text:span></text:p>
            </text:list-item>
          </text:list>
        </draw:text-box>
      </draw:frame>
      <draw:frame draw:name="Inhaltsplatzhalter 12" presentation:style-name="Mpr34" draw:text-style-name="MP3" draw:layer="backgroundobjects" svg:width="10.16cm" svg:height="10.795cm" svg:x="12.144cm" svg:y="6.562cm" presentation:class="title">
        <draw:text-box>
          <text:list text:style-name="ML3">
            <text:list-item>
              <text:p text:style-name="MP5"><text:span text:style-name="MT14">Textmasterformat bearbeiten</text:span><text:span text:style-name="MT14"><text:line-break/></text:span><text:span text:style-name="MT15">Zweite Ebene</text:span><text:span text:style-name="MT15"><text:line-break/></text:span><text:span text:style-name="MT16">Dritte Ebene</text:span><text:span text:style-name="MT16"><text:line-break/></text:span><text:span text:style-name="MT16">Vierte Ebene</text:span><text:span text:style-name="MT16"><text:line-break/></text:span><text:span text:style-name="MT17">Fünfte Ebene</text:span></text:p>
            </text:list-item>
          </text:list>
        </draw:text-box>
      </draw:frame>
      <draw:frame draw:name="Textplatzhalter 11" presentation:style-name="Mpr35" draw:text-style-name="MP3" draw:layer="backgroundobjects" svg:width="10.16cm" svg:height="1.829cm" svg:x="1.27cm" svg:y="4.36cm" presentation:class="outline">
        <draw:text-box>
          <text:list text:style-name="ML10">
            <text:list-item>
              <text:p text:style-name="MP12"><text:span text:style-name="MT18">Textmasterformat bearbeiten</text:span></text:p>
            </text:list-item>
          </text:list>
        </draw:text-box>
      </draw:frame>
      <draw:frame draw:name="Textplatzhalter 13" presentation:style-name="Mpr35" draw:text-style-name="MP3" draw:layer="backgroundobjects" svg:width="10.16cm" svg:height="1.829cm" svg:x="12.065cm" svg:y="4.36cm" presentation:class="outline">
        <draw:text-box>
          <text:list text:style-name="ML10">
            <text:list-item>
              <text:p text:style-name="MP12"><text:span text:style-name="MT18">Textmasterformat bearbeiten</text:span></text:p>
            </text:list-item>
          </text:list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1">
      <draw:custom-shape draw:name="Gerade Verbindung 8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9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0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1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38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5" presentation:style-name="Mpr39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oliennummernplatzhalter 6" presentation:style-name="Mpr40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7" presentation:style-name="Mpr39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presentation:style-name="Master1-Layout6-titleOnly-Nur-Titel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6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7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8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9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Datumsplatzhalter 1" presentation:style-name="Mpr4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2" presentation:style-name="Mpr4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3" presentation:style-name="Mpr4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Gerade Verbindung 9" draw:style-name="Mgr3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47" draw:text-style-name="MP3" draw:layer="backgroundobjects" svg:width="17.526cm" svg:height="1.27cm" draw:transform="rotate (-1.5707963267949) translate (18.764cm 0.762cm)" presentation:class="title">
        <draw:text-box>
          <text:p text:style-name="MP4"><text:span text:style-name="MT19">Titelmasterformat durch Klicken bearbeiten</text:span></text:p>
        </draw:text-box>
      </draw:frame>
      <draw:frame draw:name="Textplatzhalter 2" presentation:style-name="Mpr48" draw:text-style-name="MP3" draw:layer="backgroundobjects" svg:width="4.242cm" svg:height="13.843cm" svg:x="18.923cm" svg:y="0.762cm" presentation:class="outline">
        <draw:text-box>
          <text:list text:style-name="ML10">
            <text:list-item>
              <text:p text:style-name="MP13"><text:span text:style-name="MT20">Textmasterformat bearbeiten</text:span></text:p>
            </text:list-item>
          </text:list>
        </draw:text-box>
      </draw:frame>
      <draw:custom-shape draw:name="Gerade Verbindung 7" draw:style-name="Mgr18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19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0" draw:style-name="Mgr5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1" draw:style-name="Mgr6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Inhaltsplatzhalter 17" presentation:style-name="Mpr49" draw:text-style-name="MP3" draw:layer="backgroundobjects" svg:width="15.663cm" svg:height="17.577cm" svg:x="0.847cm" svg:y="0.762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Datumsplatzhalter 20" presentation:style-name="Mpr50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oliennummernplatzhalter 21" presentation:style-name="Mpr51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22" presentation:style-name="Mpr50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Gerade Verbindung 8" draw:style-name="Mgr18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2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54" draw:text-style-name="MP3" draw:layer="backgroundobjects" svg:width="17.526cm" svg:height="1.27cm" draw:transform="rotate (-1.5707963267949) translate (18.704cm 0.762cm)" presentation:class="title">
        <draw:text-box>
          <text:p text:style-name="MP4"><text:span text:style-name="MT19">Titelmasterformat durch Klicken bearbeiten</text:span></text:p>
        </draw:text-box>
      </draw:frame>
      <draw:frame draw:name="Bildplatzhalter 2" presentation:style-name="Mpr55" draw:text-style-name="MP3" draw:layer="backgroundobjects" svg:width="17.145cm" svg:height="19.05cm" svg:x="0cm" svg:y="0cm" presentation:class="title">
        <draw:text-box>
          <text:p text:style-name="MP14"><text:span text:style-name="MT21">Bild durch Klicken auf Symbol hinzufügen</text:span></text:p>
        </draw:text-box>
      </draw:frame>
      <draw:frame draw:name="Textplatzhalter 3" presentation:style-name="Mpr56" draw:text-style-name="MP3" draw:layer="backgroundobjects" svg:width="4.233cm" svg:height="13.767cm" svg:x="18.794cm" svg:y="0.736cm" presentation:class="outline">
        <draw:text-box>
          <text:list text:style-name="ML10">
            <text:list-item>
              <text:p text:style-name="MP15"><text:span text:style-name="MT20">Textmasterformat bearbeiten</text:span></text:p>
            </text:list-item>
          </text:list>
        </draw:text-box>
      </draw:frame>
      <draw:custom-shape draw:name="Gerade Verbindung 9" draw:style-name="Mgr20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21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1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8" draw:style-name="Mgr18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9" draw:style-name="Mgr19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Datumsplatzhalter 16" presentation:style-name="Mpr57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oliennummernplatzhalter 17" presentation:style-name="Mpr58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20" presentation:style-name="Mpr57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Gerade Verbindung 6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61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Vertikaler Textplatzhalter 2" presentation:style-name="Mpr62" draw:text-style-name="MP16" draw:layer="backgroundobjects" svg:width="20.743cm" svg:height="13.538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4" presentation:style-name="Mpr6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5" presentation:style-name="Mpr6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Gerade Verbindung 6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Vertikaler Titel 1" presentation:style-name="Mpr67" draw:text-style-name="MP16" draw:layer="backgroundobjects" svg:width="4.657cm" svg:height="16.254cm" svg:x="18.415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Vertikaler Textplatzhalter 2" presentation:style-name="Mpr68" draw:text-style-name="MP16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22">22.10.2012</text:date></text:span></text:p>
        </draw:text-box>
      </draw:frame>
      <draw:frame draw:name="Fußzeilenplatzhalter 4" presentation:style-name="Mpr69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5" presentation:style-name="Mpr70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3215f89-f603614-ab984f2-7348103-1225a5b</meta:generator>
    <dc:title>Analyse</dc:title>
    <meta:initial-creator>Raphael Spoerri</meta:initial-creator>
    <meta:creation-date>2012-10-18T20:20:44Z</meta:creation-date>
    <dc:date>2012-10-22T20:53:14.39</dc:date>
    <meta:editing-cycles>9</meta:editing-cycles>
    <meta:editing-duration>PT14M2S</meta:editing-duration>
    <meta:document-statistic meta:object-count="278"/>
    <meta:template xlink:type="simple" xlink:actuate="onRequest" xlink:title="" xlink:href="Oriel"/>
  </office:meta>
</office:document-meta>
</file>